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d03" officeooo:paragraph-rsid="0005b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sime e Fetc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8:48:13.988441334</meta:creation-date>
    <meta:generator>LibreOffice/7.3.7.2$Linux_X86_64 LibreOffice_project/30$Build-2</meta:generator>
    <dc:date>2023-05-31T18:48:38.992138634</dc:date>
    <meta:editing-duration>PT26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